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49H55M28.337050999S" calcext:value-type="time">
            <text:p>1649:5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5H10M37.605S" calcext:value-type="time">
            <text:p>05:10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29H35M56.81S" calcext:value-type="time">
            <text:p>29:3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07:59:04.8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15T12:53:48.772000000</dc:date>
    <meta:editing-duration>P73DT18H57M38S</meta:editing-duration>
    <meta:editing-cycles>1933</meta:editing-cycles>
    <meta:generator>LibreOffice/7.2.6.2$Windows_X86_64 LibreOffice_project/b0ec3a565991f7569a5a7f5d24fed7f52653d754</meta:generator>
    <dc:creator>Benjamin Laws</dc:creator>
    <meta:document-statistic meta:table-count="2" meta:cell-count="2369" meta:object-count="0"/>
  </office:meta>
</office:document-meta>
</file>